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12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09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06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4-03-1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9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6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3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2-11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2-09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2-06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2-04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1-1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1-10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1-06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1-03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0-12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0-09-2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9-12-1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9-09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9-06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9-03-1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8-12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8-09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8-06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8-03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7-12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7-09-1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7-06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7-03-2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3-08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3-03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2-07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2-03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1-08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1-02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10-08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7-09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7-08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6-08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6-06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4-08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4-05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4-0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3-11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3-08-05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3-05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3-02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2-11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2-08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2-04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2-02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1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1-08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1-05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0-08-0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0-05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2000-02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9-11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9-08-1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9-05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9-02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8-08-03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8-05-0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8-02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7-11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7-08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7-05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7-02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6-11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6-08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6-05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6-02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5-11-06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5-08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5-05-1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4-11-0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4-07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4-05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3-11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3-08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3-05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3-02-0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2-11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2-08-0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2-05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2-02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1-11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1-07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1-03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1-01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0-10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0-07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56</text:p>
          </table:table-cell>
          <table:table-cell office:value-type="string" calcext:value-type="string">
            <text:p>D-2</text:p>
          </table:table-cell>
          <table:table-cell office:value-type="string" calcext:value-type="string">
            <text:p>198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0" meta:object-count="0"/>
    <meta:user-defined meta:name="AppVersion">3.0</meta:user-defined>
  </office:meta>
</office:document-meta>
</file>